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itech imaginaries today</text:p>
      <text:list xml:id="list761560148" text:style-name="L1">
        <text:list-item>
          <text:p text:style-name="P1">open with the gernsback problem as an allegory for the position of sts and cultural studies of sci-tec today, and its increasing attention or reliance on imaginaries</text:p>
        </text:list-item>
        <text:list-item>
          <text:p text:style-name="P1">sketch the history/genealogy of imaginaries coming from psychoanalysis, literary studies, anthropology and feminist theory</text:p>
        </text:list-item>
        <text:list-item>
          <text:p text:style-name="P1">outline the recent (past 10 years) of sts reliance on imaginaries, and how it relates to the history</text:p>
        </text:list-item>
        <text:list-item>
          <text:p text:style-name="P1">discuss what the sts borrowings leave out, and what alternative or further approaches could be developed <text:s/>(Haraway, Strathern, etc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bm </meta:initial-creator>
    <meta:creation-date>2010-06-09T14:13:34</meta:creation-date>
    <meta:document-statistic meta:table-count="0" meta:image-count="0" meta:object-count="0" meta:page-count="1" meta:paragraph-count="5" meta:word-count="85" meta:character-count="552"/>
    <dc:date>2010-06-09T14:21:22</dc:date>
    <dc:creator>abm </dc:creator>
    <meta:editing-duration>PT00H00M04S</meta:editing-duration>
    <meta:editing-cycles>1</meta:editing-cycles>
    <meta:generator>OpenOffice.org/3.1$Linux OpenOffice.org_project/310m19$Build-9420</meta:generator>
  </office:meta>
</office:document-meta>
</file>